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8"/>
        <table:table-column table:style-name="co3" table:number-columns-repeated="3" table:default-cell-style-name="Default"/>
        <table:table-column table:style-name="co3" table:default-cell-style-name="ce9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5:07:19.6831407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2.1$Linux_X86_64 LibreOffice_project/480$Build-1</meta:generator>
    <dc:date>2024-11-19T15:22:29.091929743</dc:date>
    <meta:editing-duration>P4DT20H53S</meta:editing-duration>
    <meta:editing-cycles>730</meta:editing-cycles>
    <meta:document-statistic meta:table-count="10" meta:cell-count="1807" meta:object-count="0"/>
  </office:meta>
</office:document-meta>
</file>